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1" svg:font-family="'ＭＳ Ｐゴシック'" style:font-pitch="variable"/>
    <style:font-face style:name="ＭＳ Ｐ明朝" svg:font-family="'ＭＳ Ｐ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8.651cm"/>
    </style:style>
    <style:style style:name="gr2" style:family="graphic" style:parent-style-name="standard">
      <style:graphic-properties draw:stroke="none" draw:fill="none" draw:fill-color="#ffffff" draw:auto-grow-width="true" fo:min-height="0.842cm" fo:min-width="7.622cm"/>
    </style:style>
    <style:style style:name="gr3" style:family="graphic" style:parent-style-name="standard">
      <style:graphic-properties draw:stroke="none" svg:stroke-color="#000000" draw:fill="none" draw:fill-color="#ffffff" fo:min-height="4.8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48cm" fo:min-width="8.4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4cm" fo:min-width="1.38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4cm" fo:min-width="1.741cm"/>
    </style:style>
    <style:style style:name="gr7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678cm" fo:min-width="2.906cm"/>
    </style:style>
    <style:style style:name="gr8" style:family="graphic" style:parent-style-name="objectwithoutfill">
      <style:graphic-properties draw:marker-end="線の終点_20_1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線の終点_20_1" draw:fill="none" draw:textarea-vertical-align="middle"/>
    </style:style>
    <style:style style:name="gr10" style:family="graphic" style:parent-style-name="objectwithoutfill">
      <style:graphic-properties draw:stroke="dash" draw:stroke-dash="Ultrafine_20_2_20_Dots_20_3_20_Dashes" draw:marker-start="" draw:marker-end="線の終点_20_1" draw:fill="none" draw:textarea-vertical-align="middle"/>
    </style:style>
    <style:style style:name="gr11" style:family="graphic" style:parent-style-name="objectwithoutfill">
      <style:graphic-properties draw:marker-start="" draw:marker-end="Rounded_20_short_20_Arrow"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1cm" fo:min-width="1.382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cm" fo:min-width="1.561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cm" fo:min-width="1.562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93cm" fo:min-width="1.561cm"/>
    </style:style>
    <style:style style:name="gr16" style:family="graphic" style:parent-style-name="objectwithoutfill">
      <style:graphic-properties draw:stroke="dash" draw:stroke-dash="_32__20_Dots_20_1_20_Dash" draw:marker-start="" draw:marker-end="Symmetric_20_Arrow" draw:fill="none" draw:textarea-vertical-align="middl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1cm" fo:min-width="3.893cm"/>
    </style:style>
    <style:style style:name="gr18" style:family="graphic" style:parent-style-name="objectwithoutfill">
      <style:graphic-properties draw:stroke="dash" draw:stroke-dash="_32__20_Dots_20_1_20_Dash" draw:marker-start="" draw:marker-end="" draw:fill="none" draw:textarea-vertical-align="middle"/>
    </style:style>
    <style:style style:name="gr19" style:family="graphic" style:parent-style-name="objectwithoutfill">
      <style:graphic-properties draw:stroke="dash" draw:stroke-dash="Fine_20_Dashed" draw:marker-start="" draw:marker-end="Rounded_20_short_20_Arrow" draw:fill="none" draw:textarea-vertical-align="middle"/>
    </style:style>
    <style:style style:name="gr20" style:family="graphic" style:parent-style-name="objectwithoutfill">
      <style:graphic-properties draw:stroke="dash" draw:stroke-dash="Fine_20_Dashed" draw:marker-start="" draw:marker-end="Symmetric_20_Arrow" draw:fill="none" draw:textarea-vertical-align="middle"/>
    </style:style>
    <style:style style:name="gr21" style:family="graphic" style:parent-style-name="objectwithoutfill">
      <style:graphic-properties draw:stroke="solid" draw:stroke-dash="Fine_20_Dashed" draw:marker-start="" draw:marker-end="線の終点_20_2" draw:fill="none" draw:textarea-vertical-align="middle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8cm" fo:min-width="6.669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2cm" fo:min-width="12.405cm"/>
    </style:style>
    <style:style style:name="gr24" style:family="graphic" style:parent-style-name="objectwithoutfill">
      <style:graphic-properties draw:stroke="solid" draw:stroke-dash="_33__20_Dashes_20_3_20_Dots_20__28_var_29_" draw:marker-start="" draw:marker-end="線の終点_20_1" draw:fill="none" draw:textarea-vertical-align="middle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9cm" fo:min-width="1.202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3cm" fo:min-width="1.383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3cm" fo:min-width="1.381cm"/>
    </style:style>
    <style:style style:name="gr28" style:family="graphic" style:parent-style-name="objectwithoutfill">
      <style:graphic-properties draw:stroke="dash" draw:stroke-dash="Fine_20_Dashed" draw:marker-start="" draw:marker-end="" draw:fill="none" draw:textarea-vertical-align="middle"/>
    </style:style>
    <style:style style:name="gr29" style:family="graphic" style:parent-style-name="objectwithoutfill">
      <style:graphic-properties draw:stroke="dash" draw:stroke-dash="Fine_20_Dashed" draw:marker-start="" draw:marker-end="線の終点_20_1" draw:fill="none" draw:textarea-vertical-align="middle"/>
    </style:style>
    <style:style style:name="gr30" style:family="graphic" style:parent-style-name="objectwithoutfill">
      <style:graphic-properties draw:stroke="solid" draw:stroke-dash="Fine_20_Dashed" draw:marker-start="" draw:marker-end="線の終点_20_1" draw:fill="none" draw:textarea-vertical-align="middle"/>
    </style:style>
    <style:style style:name="gr31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491cm" fo:min-width="1.203cm"/>
    </style:style>
    <style:style style:name="gr32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583cm" fo:min-width="1.829cm"/>
    </style:style>
    <style:style style:name="gr33" style:family="graphic" style:parent-style-name="objectwithoutfill">
      <style:graphic-properties draw:stroke="solid" draw:stroke-dash="Fine_20_Dashed" draw:marker-start="" draw:marker-end="" draw:fill="none" draw:textarea-vertical-align="middle"/>
    </style:style>
    <style:style style:name="gr34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299cm" fo:min-width="10.612cm"/>
    </style:style>
    <style:style style:name="gr35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307cm" fo:min-width="0.666cm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end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style:font-name="メイリオ" fo:font-size="18pt" style:font-name-asian="メイリオ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ＭＳ Ｐ明朝" fo:font-size="28pt" style:font-name-asian="ＭＳ Ｐ明朝" style:font-size-asian="28pt" style:font-size-complex="28pt"/>
    </style:style>
    <style:style style:name="T3" style:family="text">
      <style:text-properties style:font-name="ＭＳ Ｐ明朝" fo:font-size="18pt" style:font-name-asian="ＭＳ Ｐ明朝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メイリオ" fo:font-size="20pt" style:font-name-asian="メイリオ" style:font-size-asian="20pt" style:font-size-complex="20pt"/>
    </style:style>
    <style:style style:name="T6" style:family="text">
      <style:text-properties style:font-name="メイリオ" fo:font-size="18pt" style:font-name-asian="メイリオ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_5f_">
        <draw:frame draw:style-name="gr1" draw:text-style-name="P4" draw:layer="layout" svg:width="27.7cm" svg:height="18.901cm" svg:x="1cm" svg:y="1.13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業務フローの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/></text:p>
            <text:p text:style-name="P3"><text:span text:style-name="T3">株式会社デジタルデザインシンク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2" draw:text-style-name="P6" draw:layer="layout" svg:width="8.122cm" svg:height="1.092cm" svg:x="11.5cm" svg:y="18.7cm">
          <draw:text-box>
            <text:p text:style-name="P5"><text:span text:style-name="T4"><text:page-number>&lt;番号&gt;</text:page-number></text:span></text:p>
          </draw:text-box>
        </draw:frame>
      </draw:page>
      <draw:page draw:name="page2" draw:style-name="dp1" draw:master-page-name="標準_5f_">
        <draw:frame draw:style-name="gr3" draw:text-style-name="P7" draw:layer="layout" svg:width="23.8cm" svg:height="5.1cm" svg:x="1.6cm" svg:y="1.6cm">
          <draw:text-box>
            <text:p><text:span text:style-name="T5">1.</text:span><text:span text:style-name="T5">業務フローの図</text:span></text:p>
            <text:p><text:span text:style-name="T6">　以降のページに各拠点間での商品、伝票のやりとりの流れの図を示します。</text:span></text:p>
          </draw:text-box>
        </draw:frame>
        <draw:frame draw:style-name="gr2" draw:text-style-name="P6" draw:layer="layout" svg:width="8.122cm" svg:height="1.092cm" svg:x="11.5cm" svg:y="18.7cm">
          <draw:text-box>
            <text:p text:style-name="P5"><text:span text:style-name="T4"><text:page-number>&lt;番号&gt;</text:page-number></text:span></text:p>
          </draw:text-box>
        </draw:frame>
      </draw:page>
      <draw:page draw:name="page3" draw:style-name="dp1" draw:master-page-name="標準">
        <draw:g>
          <draw:custom-shape draw:style-name="gr4" draw:text-style-name="P9" draw:layer="layout" svg:width="8.962cm" svg:height="1.298cm" svg:x="9.694cm" svg:y="7.207cm">
            <text:p text:style-name="P8"><text:span text:style-name="T7">ボルグシステム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882cm" svg:height="0.834cm" svg:x="3.6cm" svg:y="4.521cm">
            <text:p text:style-name="P8"><text:span text:style-name="T4">仕入先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241cm" svg:height="0.834cm" svg:x="4.765cm" svg:y="5.818cm">
            <text:p text:style-name="P8"><text:span text:style-name="T4">その他</text:span></text:p>
            <text:p text:style-name="P8"><text:span text:style-name="T4">仕入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.406cm" svg:height="0.928cm" svg:x="3.6cm" svg:y="7.392cm">
            <text:p text:style-name="P8"><text:span text:style-name="T4">注文書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8" draw:layer="layout" svg:x1="4.765cm" svg:y1="7.393cm" svg:x2="4.765cm" svg:y2="6.652cm">
            <text:p/>
          </draw:line>
          <draw:line draw:style-name="gr9" draw:text-style-name="P8" draw:layer="layout" svg:x1="3.6cm" svg:y1="7.393cm" svg:x2="3.6cm" svg:y2="5.355cm">
            <text:p/>
          </draw:line>
          <draw:line draw:style-name="gr9" draw:text-style-name="P8" draw:layer="layout" svg:x1="9.695cm" svg:y1="7.42cm" svg:x2="7.006cm" svg:y2="7.42cm">
            <text:p/>
          </draw:line>
          <draw:line draw:style-name="gr9" draw:text-style-name="P8" draw:layer="layout" svg:x1="9.695cm" svg:y1="8.319cm" svg:x2="7.006cm" svg:y2="8.319cm">
            <text:p/>
          </draw:line>
          <draw:line draw:style-name="gr10" draw:text-style-name="P8" draw:layer="layout" svg:x1="5.482cm" svg:y1="5.355cm" svg:x2="20cm" svg:y2="5.355cm">
            <text:p/>
          </draw:line>
          <draw:line draw:style-name="gr10" draw:text-style-name="P8" draw:layer="layout" svg:x1="7.006cm" svg:y1="6.652cm" svg:x2="20.006cm" svg:y2="6.652cm">
            <text:p/>
          </draw:line>
          <draw:line draw:style-name="gr11" draw:text-style-name="P8" draw:layer="layout" svg:x1="13.279cm" svg:y1="7.207cm" svg:x2="13.279cm" svg:y2="4.891cm">
            <text:p/>
          </draw:line>
          <draw:line draw:style-name="gr11" draw:text-style-name="P8" draw:layer="layout" svg:x1="15.071cm" svg:y1="7.207cm" svg:x2="15.071cm" svg:y2="3.872cm">
            <text:p/>
          </draw:line>
          <draw:line draw:style-name="gr11" draw:text-style-name="P8" draw:layer="layout" svg:x1="16.864cm" svg:y1="7.208cm" svg:x2="16.864cm" svg:y2="2.853cm">
            <text:p/>
          </draw:line>
          <draw:line draw:style-name="gr11" draw:text-style-name="P8" draw:layer="layout" svg:x1="18.656cm" svg:y1="7.207cm" svg:x2="18.656cm" svg:y2="1.741cm">
            <text:p/>
          </draw:line>
          <draw:custom-shape draw:style-name="gr12" draw:text-style-name="P5" draw:layer="layout" svg:width="1.882cm" svg:height="0.741cm" svg:x="17.67cm" svg:y="1cm">
            <text:p text:style-name="P8"><text:span text:style-name="T4">中国工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2.061cm" svg:height="0.74cm" svg:x="14.06cm" svg:y="3.132cm">
            <text:p text:style-name="P8"><text:span text:style-name="T4">塗装工場</text:span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2.062cm" svg:height="0.74cm" svg:x="15.788cm" svg:y="2.112cm">
            <text:p text:style-name="P8"><text:span text:style-name="T4">塗装工場</text:span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61cm" svg:height="0.743cm" svg:x="12.204cm" svg:y="4.149cm">
            <text:p text:style-name="P8"><text:span text:style-name="T4">塗装工場</text:span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8" draw:layer="layout" svg:x1="14.265cm" svg:y1="4.891cm" svg:x2="20.001cm" svg:y2="4.891cm">
            <text:p/>
          </draw:line>
          <draw:custom-shape draw:style-name="gr17" draw:text-style-name="P10" draw:layer="layout" svg:width="4.393cm" svg:height="1.76cm" svg:x="20cm" svg:y="4.892cm">
            <text:p text:style-name="P8"><text:span text:style-name="T8">相模原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8" draw:layer="layout" svg:x1="16.147cm" svg:y1="3.872cm" svg:x2="20.807cm" svg:y2="3.872cm">
            <text:p/>
          </draw:line>
          <draw:line draw:style-name="gr18" draw:text-style-name="P8" draw:layer="layout" svg:x1="17.85cm" svg:y1="2.853cm" svg:x2="21.704cm" svg:y2="2.853cm">
            <text:p/>
          </draw:line>
          <draw:line draw:style-name="gr19" draw:text-style-name="P8" draw:layer="layout" svg:x1="19.552cm" svg:y1="1.741cm" svg:x2="21.882cm" svg:y2="1.741cm">
            <text:p/>
          </draw:line>
          <draw:line draw:style-name="gr16" draw:text-style-name="P8" draw:layer="layout" svg:x1="20.897cm" svg:y1="3.872cm" svg:x2="20.897cm" svg:y2="4.891cm">
            <text:p/>
          </draw:line>
          <draw:line draw:style-name="gr16" draw:text-style-name="P8" draw:layer="layout" svg:x1="21.703cm" svg:y1="2.853cm" svg:x2="21.703cm" svg:y2="4.891cm">
            <text:p/>
          </draw:line>
          <draw:line draw:style-name="gr20" draw:text-style-name="P8" draw:layer="layout" svg:x1="22.599cm" svg:y1="2.297cm" svg:x2="22.599cm" svg:y2="4.891cm">
            <text:p/>
          </draw:line>
          <draw:line draw:style-name="gr21" draw:text-style-name="P8" draw:layer="layout" svg:x1="18.656cm" svg:y1="8.505cm" svg:x2="18.656cm" svg:y2="9.339cm">
            <text:p/>
          </draw:line>
          <draw:custom-shape draw:style-name="gr22" draw:text-style-name="P9" draw:layer="layout" svg:width="7.169cm" svg:height="1.018cm" svg:x="11.487cm" svg:y="9.339cm">
            <text:p text:style-name="P8"><text:span text:style-name="T7">発注書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9" draw:layer="layout" svg:width="12.905cm" svg:height="1.012cm" svg:x="9.694cm" svg:y="17.588cm">
            <text:p text:style-name="P8"><text:span text:style-name="T7">顧客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9.694cm" svg:y1="17.584cm" svg:x2="9.694cm" svg:y2="10.543cm">
            <text:p/>
          </draw:line>
          <draw:line draw:style-name="gr21" draw:text-style-name="P8" draw:layer="layout" svg:x1="11.487cm" svg:y1="10.358cm" svg:x2="11.487cm" svg:y2="10.821cm">
            <text:p/>
          </draw:line>
          <draw:custom-shape draw:style-name="gr25" draw:text-style-name="P5" draw:layer="layout" svg:width="1.702cm" svg:height="0.649cm" svg:x="10.611cm" svg:y="10.816cm">
            <text:p text:style-name="P8"><text:span text:style-name="T4">長野問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882cm" svg:height="0.834cm" svg:x="12.346cm" svg:y="11.84cm">
            <text:p text:style-name="P8"><text:span text:style-name="T4">長野</text:span></text:p>
            <text:p text:style-name="P8"><text:span text:style-name="T4">板金工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882cm" svg:height="0.834cm" svg:x="14.085cm" svg:y="12.861cm">
            <text:p text:style-name="P8"><text:span text:style-name="T4">埼玉</text:span></text:p>
            <text:p text:style-name="P8"><text:span text:style-name="T4">板金工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8" draw:layer="layout" svg:x1="16.864cm" svg:y1="8.487cm" svg:x2="16.864cm" svg:y2="9.338cm">
            <text:p/>
          </draw:line>
          <draw:line draw:style-name="gr21" draw:text-style-name="P8" draw:layer="layout" svg:x1="15.071cm" svg:y1="8.495cm" svg:x2="15.071cm" svg:y2="9.338cm">
            <text:p/>
          </draw:line>
          <draw:line draw:style-name="gr21" draw:text-style-name="P8" draw:layer="layout" svg:x1="13.279cm" svg:y1="8.487cm" svg:x2="13.279cm" svg:y2="9.338cm">
            <text:p/>
          </draw:line>
          <draw:line draw:style-name="gr21" draw:text-style-name="P8" draw:layer="layout" svg:x1="11.487cm" svg:y1="8.487cm" svg:x2="11.487cm" svg:y2="9.338cm">
            <text:p/>
          </draw:line>
          <draw:custom-shape draw:style-name="gr26" draw:text-style-name="P5" draw:layer="layout" svg:width="1.883cm" svg:height="0.833cm" svg:x="15.967cm" svg:y="13.955cm">
            <text:p text:style-name="P8"><text:span text:style-name="T4">埼玉</text:span></text:p>
            <text:p text:style-name="P8"><text:span text:style-name="T4">板金工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" draw:layer="layout" svg:width="1.881cm" svg:height="0.833cm" svg:x="17.691cm" svg:y="14.991cm">
            <text:p text:style-name="P8"><text:span text:style-name="T4">埼玉</text:span></text:p>
            <text:p text:style-name="P8"><text:span text:style-name="T4">板金工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8" draw:layer="layout" svg:x1="13.279cm" svg:y1="10.358cm" svg:x2="13.279cm" svg:y2="11.84cm">
            <text:p/>
          </draw:line>
          <draw:line draw:style-name="gr21" draw:text-style-name="P8" draw:layer="layout" svg:x1="15.071cm" svg:y1="10.358cm" svg:x2="15.071cm" svg:y2="12.86cm">
            <text:p/>
          </draw:line>
          <draw:line draw:style-name="gr21" draw:text-style-name="P8" draw:layer="layout" svg:x1="16.864cm" svg:y1="10.358cm" svg:x2="16.864cm" svg:y2="13.971cm">
            <text:p/>
          </draw:line>
          <draw:line draw:style-name="gr21" draw:text-style-name="P8" draw:layer="layout" svg:x1="18.656cm" svg:y1="10.358cm" svg:x2="18.656cm" svg:y2="14.991cm">
            <text:p/>
          </draw:line>
          <draw:line draw:style-name="gr28" draw:text-style-name="P8" draw:layer="layout" svg:x1="12.293cm" svg:y1="11.47cm" svg:x2="20cm" svg:y2="11.47cm">
            <text:p/>
          </draw:line>
          <draw:line draw:style-name="gr28" draw:text-style-name="P8" draw:layer="layout" svg:x1="14.265cm" svg:y1="12.674cm" svg:x2="20.897cm" svg:y2="12.674cm">
            <text:p/>
          </draw:line>
          <draw:line draw:style-name="gr28" draw:text-style-name="P8" draw:layer="layout" svg:x1="16.057cm" svg:y1="13.693cm" svg:x2="21.793cm" svg:y2="13.693cm">
            <text:p/>
          </draw:line>
          <draw:line draw:style-name="gr29" draw:text-style-name="P8" draw:layer="layout" svg:x1="20cm" svg:y1="11.47cm" svg:x2="20cm" svg:y2="6.652cm">
            <text:p/>
          </draw:line>
          <draw:line draw:style-name="gr29" draw:text-style-name="P8" draw:layer="layout" svg:x1="20.897cm" svg:y1="12.674cm" svg:x2="20.897cm" svg:y2="6.652cm">
            <text:p/>
          </draw:line>
          <draw:line draw:style-name="gr29" draw:text-style-name="P8" draw:layer="layout" svg:x1="21.793cm" svg:y1="13.693cm" svg:x2="21.793cm" svg:y2="6.652cm">
            <text:p/>
          </draw:line>
          <draw:line draw:style-name="gr30" draw:text-style-name="P8" draw:layer="layout" svg:x1="22.599cm" svg:y1="6.652cm" svg:x2="22.599cm" svg:y2="16.288cm">
            <text:p/>
          </draw:line>
          <draw:line draw:style-name="gr21" draw:text-style-name="P8" draw:layer="layout" svg:x1="11.487cm" svg:y1="11.47cm" svg:x2="11.487cm" svg:y2="16.288cm">
            <text:p/>
          </draw:line>
          <draw:line draw:style-name="gr21" draw:text-style-name="P8" draw:layer="layout" svg:x1="13.279cm" svg:y1="12.674cm" svg:x2="13.279cm" svg:y2="16.287cm">
            <text:p/>
          </draw:line>
          <draw:line draw:style-name="gr21" draw:text-style-name="P8" draw:layer="layout" svg:x1="15.071cm" svg:y1="13.693cm" svg:x2="15.071cm" svg:y2="16.287cm">
            <text:p/>
          </draw:line>
          <draw:line draw:style-name="gr21" draw:text-style-name="P8" draw:layer="layout" svg:x1="16.864cm" svg:y1="14.805cm" svg:x2="16.864cm" svg:y2="16.287cm">
            <text:p/>
          </draw:line>
          <draw:line draw:style-name="gr21" draw:text-style-name="P8" draw:layer="layout" svg:x1="18.656cm" svg:y1="15.824cm" svg:x2="18.656cm" svg:y2="16.287cm">
            <text:p/>
          </draw:line>
          <draw:custom-shape draw:style-name="gr31" draw:text-style-name="P5" draw:layer="layout" svg:width="1.703cm" svg:height="0.741cm" svg:x="8.887cm" svg:y="9.803cm">
            <text:p text:style-name="P8"><text:span text:style-name="T4">注文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9.694cm" svg:y1="9.802cm" svg:x2="9.694cm" svg:y2="8.505cm">
            <text:p/>
          </draw:line>
          <draw:custom-shape draw:style-name="gr32" draw:text-style-name="P5" draw:layer="layout" svg:width="2.329cm" svg:height="0.833cm" svg:x="23.925cm" svg:y="7.46cm">
            <text:p text:style-name="P8"><text:span text:style-name="T4">発送依頼書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" draw:text-style-name="P8" draw:layer="layout" svg:x1="18.656cm" svg:y1="7.856cm" svg:x2="23.944cm" svg:y2="7.856cm">
            <text:p/>
          </draw:line>
          <draw:line draw:style-name="gr33" draw:text-style-name="P8" draw:layer="layout" svg:x1="24.93cm" svg:y1="7.486cm" svg:x2="24.93cm" svg:y2="5.818cm">
            <text:p/>
          </draw:line>
          <draw:line draw:style-name="gr30" draw:text-style-name="P8" draw:layer="layout" svg:x1="24.93cm" svg:y1="5.818cm" svg:x2="24.392cm" svg:y2="5.818cm">
            <text:p/>
          </draw:line>
          <draw:custom-shape draw:style-name="gr34" draw:text-style-name="P5" draw:layer="layout" svg:width="11.112cm" svg:height="0.549cm" svg:x="11.487cm" svg:y="16.287cm">
            <text:p text:style-name="P8"><text:span text:style-name="T4">商品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8" draw:layer="layout" svg:x1="11.487cm" svg:y1="16.843cm" svg:x2="11.487cm" svg:y2="17.584cm">
            <text:p/>
          </draw:line>
          <draw:line draw:style-name="gr21" draw:text-style-name="P8" draw:layer="layout" svg:x1="13.279cm" svg:y1="16.843cm" svg:x2="13.279cm" svg:y2="17.584cm">
            <text:p/>
          </draw:line>
          <draw:line draw:style-name="gr21" draw:text-style-name="P8" draw:layer="layout" svg:x1="15.071cm" svg:y1="16.843cm" svg:x2="15.071cm" svg:y2="17.584cm">
            <text:p/>
          </draw:line>
          <draw:line draw:style-name="gr21" draw:text-style-name="P8" draw:layer="layout" svg:x1="16.864cm" svg:y1="16.843cm" svg:x2="16.864cm" svg:y2="17.584cm">
            <text:p/>
          </draw:line>
          <draw:line draw:style-name="gr21" draw:text-style-name="P8" draw:layer="layout" svg:x1="18.656cm" svg:y1="16.843cm" svg:x2="18.656cm" svg:y2="17.584cm">
            <text:p/>
          </draw:line>
          <draw:line draw:style-name="gr21" draw:text-style-name="P8" draw:layer="layout" svg:x1="22.599cm" svg:y1="16.843cm" svg:x2="22.599cm" svg:y2="17.584cm">
            <text:p/>
          </draw:line>
          <draw:custom-shape draw:style-name="gr35" draw:text-style-name="P5" draw:layer="layout" svg:width="1.166cm" svg:height="0.557cm" svg:x="21.882cm" svg:y="1.741cm">
            <text:p text:style-name="P8"><text:span text:style-name="T4">輸入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6" draw:layer="layout" svg:width="8.122cm" svg:height="1.092cm" svg:x="11.5cm" svg:y="18.7cm">
          <draw:text-box>
            <text:p text:style-name="P5"><text:span text:style-name="T4"><text:page-number>&lt;番号&gt;</text:page-number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1" svg:font-family="'ＭＳ Ｐゴシック'" style:font-pitch="variable"/>
    <style:font-face style:name="ＭＳ Ｐ明朝" svg:font-family="'ＭＳ Ｐ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線の終点_20_1" draw:display-name="線の終点 1" svg:viewBox="0 0 1131 902" svg:d="M564 0l-564 902h1131z"/>
    <draw:marker draw:name="線の終点_20_2" draw:display-name="線の終点 2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8:26:36.421000000</meta:creation-date>
    <dc:date>2015-05-25T21:49:41.568673000</dc:date>
    <meta:editing-duration>PT2H6M52S</meta:editing-duration>
    <meta:editing-cycles>11</meta:editing-cycles>
    <meta:generator>LibreOffice/4.3.2.2$MacOSX_X86_64 LibreOffice_project/edfb5295ba211bd31ad47d0bad0118690f76407d</meta:generator>
    <meta:document-statistic meta:object-count="76"/>
  </office:meta>
</office:document-meta>
</file>